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86de" officeooo:paragraph-rsid="001486de" style:text-blinking="false" fo:background-color="transparent" style:font-size-asian="18pt" style:font-size-complex="18p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5bf9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1134371" text:style-name="L1">
        <text:list-header>
          <text:p text:style-name="P1">Re<text:span text:style-name="T2">quisitos não funcionáis</text:span></text:p>
        </text:list-header>
      </text:list>
      <text:p text:style-name="P2"/>
      <text:p text:style-name="P3"><text:bookmark text:name="docs-internal-guid-e9b8d8c2-7fff-c454-d986-76ba3b183dcb"/>[RNF 01] O sistema deve ser desenvolvido para plataforma Web.</text:p>
      <text:p text:style-name="P4">[RNF 02] O sistema deve ser desenvolvido na linguagem de programação PHP.</text:p>
      <text:p text:style-name="P4">[RNF 03] O sistema deve permitir acesso somente a alunos dos cursos superiores.</text:p>
      <text:p text:style-name="P4">[RNF 04] Os relatórios devem ser gerados em formato PDF.</text:p>
      <text:p text:style-name="P4">[RNF 05] Os boletins devem ser gerados em formato PDF.</text:p>
      <text:p text:style-name="P4">[RNF 06] Os certificados devem estar nos formatos: PDF, PNG, JPG, JPEG.</text:p>
      <text:p text:style-name="P5"><text:span text:style-name="T1">[RNF 07] Acesso ao sistema somente com e-mail institucio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3T15:13:45.816389840</dc:date>
    <meta:editing-duration>PT9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9" meta:character-count="479" meta:non-whitespace-character-count="408"/>
  </office:meta>
</office:document-meta>
</file>